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8000"/>
    </style:style>
    <style:style style:name="T2" style:family="text">
      <style:text-properties fo:background-color="#ffcc99"/>
    </style:style>
    <style:style style:name="T3" style:family="text">
      <style:text-properties fo:background-color="#ffff00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OK – this code makes one column-list correctly</text:p>
      <text:p text:style-name="Standard"><text:tab/>def get_column(list):</text:p>
      <text:p text:style-name="Standard"><text:tab/><text:span text:style-name="T1">#note that this has been modified to take the square list as an input, rather than a number – <text:tab/>#the question stipulates list as input</text:span></text:p>
      <text:p text:style-name="Standard"><text:tab/><text:tab/>row = 0</text:p>
      <text:p text:style-name="Standard"><text:tab/><text:tab/>column = 0</text:p>
      <text:p text:style-name="Standard"><text:tab/><text:tab/>single_column_list = []</text:p>
      <text:p text:style-name="Standard"><text:tab/><text:tab/>while row &lt; len(list):</text:p>
      <text:p text:style-name="Standard"><text:tab/><text:tab/><text:tab/>single_column_list.append(list[row][column])</text:p>
      <text:p text:style-name="Standard"><text:tab/><text:tab/><text:tab/>row=row+1</text:p>
      <text:p text:style-name="Standard"><text:tab/><text:tab/>return single_column_list </text:p>
      <text:p text:style-name="Standard"/>
      <text:p text:style-name="Standard">&gt;now, how to iterate this so that it makes a list of all columns? </text:p>
      <text:p text:style-name="Standard"><text:tab/>&gt;&gt;The next step is to add one to column</text:p>
      <text:p text:style-name="Standard"/>
      <text:p text:style-name="Standard">def get_all_columns(list):</text:p>
      <text:p text:style-name="Standard"><text:tab/>column_list=[]<office:annotation><dc:creator>Unknown Author</dc:creator><dc:date>2012-06-22T11:49:18.60</dc:date><text:p text:style-name="P2"><text:span text:style-name="T4">This list will collect the lists created by get_column</text:span></text:p></office:annotation> </text:p>
      <text:p text:style-name="Standard"><text:tab/>column = 0</text:p>
      <text:p text:style-name="Standard"><text:tab/>while len(column_list) != len(list):<office:annotation><dc:creator>Unknown Author</dc:creator><dc:date>2012-06-22T11:49:51.16</dc:date><text:p text:style-name="P2"><text:span text:style-name="T4">When these are equal, you know you've made all the columns you need to</text:span></text:p></office:annotation></text:p>
      <text:p text:style-name="Standard"><text:tab/><text:tab/><office:annotation><dc:creator>Unknown Author</dc:creator><dc:date>2012-06-22T11:50:39.92</dc:date><text:p text:style-name="P2"><text:span text:style-name="T4">This is the procedure that creates ONE column list</text:span></text:p></office:annotation>def get_column(list):</text:p>
      <text:p text:style-name="Standard"><text:tab/><text:tab/><text:tab/>row=0</text:p>
      <text:p text:style-name="Standard"><text:tab/><text:tab/><text:tab/>i=0</text:p>
      <text:p text:style-name="Standard"><text:tab/><text:tab/><text:tab/>single_column=[]<office:annotation><dc:creator>Unknown Author</dc:creator><dc:date>2012-06-22T11:51:54.13</dc:date><text:p text:style-name="P2"><text:span text:style-name="T4">This is now “single_column” to distinguish it from column_list</text:span></text:p></office:annotation></text:p>
      <text:p text:style-name="Standard"><text:tab/><text:tab/><text:tab/>while row &lt; len(list):<office:annotation><dc:creator>Unknown Author</dc:creator><dc:date>2012-06-22T11:53:14.33</dc:date><text:p text:style-name="P2"><text:span text:style-name="T4">This says “keep going until you make the list single_column the right length”</text:span></text:p></office:annotation></text:p>
      <text:p text:style-name="Standard"><text:tab/><text:tab/><text:tab/><text:tab/>single_column.append(list[row][column])</text:p>
      <text:p text:style-name="Standard"><text:tab/><text:tab/><text:tab/><text:tab/>row=row+1</text:p>
      <text:p text:style-name="Standard"><text:tab/><text:tab/><text:tab/>column_list.append(single_column[i])</text:p>
      <text:p text:style-name="Standard"><text:tab/><text:tab/><text:tab/>i=i+1</text:p>
      <text:p text:style-name="Standard"><text:tab/><text:tab/><office:annotation><dc:creator>Unknown Author</dc:creator><dc:date>2012-06-22T11:51:25.34</dc:date><text:p text:style-name="P2"><text:span text:style-name="T4">This line CALLS the procedure that makes ONE column list</text:span></text:p></office:annotation>get_column(list)<text:tab/><text:tab/><text:tab/><text:tab/></text:p>
      <text:p text:style-name="Standard"><text:tab/>column_list.append(item_list[row])<text:tab/></text:p>
      <text:p text:style-name="Standard"><text:tab/>column=column+1</text:p>
      <text:p text:style-name="Standard"><text:tab/>return column_list </text:p>
      <text:p text:style-name="Standard"><text:tab/><text:tab/></text:p>
      <text:p text:style-name="Standard">list=[[1,2,3],[2,3,4],[3,4,1]]</text:p>
      <text:p text:style-name="Standard"/>
      <text:p text:style-name="Standard">def get_all_columns(list):</text:p>
      <text:p text:style-name="Standard"><text:s text:c="4"/>row = 0</text:p>
      <text:p text:style-name="Standard"><text:s text:c="4"/>column = 0</text:p>
      <text:p text:style-name="Standard"><text:s text:c="4"/>single_column_list = []</text:p>
      <text:p text:style-name="Standard"><text:s text:c="4"/>all_column_list=[]</text:p>
      <text:p text:style-name="Standard"><text:s text:c="4"/>while column &lt; len(list):</text:p>
      <text:p text:style-name="Standard"><text:s text:c="8"/>while row &lt; len(list):</text:p>
      <text:p text:style-name="Standard"><text:s text:c="12"/>single_column_list.append(list[row][column])</text:p>
      <text:p text:style-name="Standard"><text:s text:c="12"/>row=row+1</text:p>
      <text:p text:style-name="Standard"><text:s text:c="12"/>print single_column_list<office:annotation><dc:creator>Unknown Author</dc:creator><dc:date>2012-06-22T13:40:43.65</dc:date><text:p text:style-name="P2"><text:span text:style-name="T4">Initial single_column_list created from list[0][0], list[1][0], and list[2][0]</text:span></text:p></office:annotation></text:p>
      <text:p text:style-name="Standard"><text:s text:c="8"/>all_column_list.append(single_column_list)<office:annotation><dc:creator>Unknown Author</dc:creator><dc:date>2012-06-22T13:38:12.42</dc:date><text:p text:style-name="P2"><text:span text:style-name="T4">This is where the change has to happen – after the initial single_column_list has been appended to all_column_list –then the inner while loop needs to run for list [0][1],[1][1], and [2][1], and then again for the 2</text:span><text:span text:style-name="T5">nd</text:span><text:span text:style-name="T4">-place items</text:span></text:p></office:annotation></text:p>
      <text:p text:style-name="Standard"><text:s text:c="8"/>column=column+1#the value of column is incrementing correctly here – print shows it, and <text:tab/><text:tab/><text:tab/> <text:s text:c="2"/>#that's why the output list has three elements<office:annotation><dc:creator>Unknown Author</dc:creator><dc:date>2012-06-22T13:44:22.02</dc:date><text:p text:style-name="P2"><text:span text:style-name="T4">The location of the line above makes no difference, but if I move the column+ line inside the inner while loop, the output changes to [[1, 3, 1], [1, 3, 1], [1, 3, 1]] – so it's creating list[0][0], list[1][1], and list[2][3], incrementing the column assessed once for each time though the loop</text:span></text:p></office:annotation></text:p>
      <text:p text:style-name="Standard"><text:s text:c="4"/>return all_column_list </text:p>
      <text:p text:style-name="Standard"/>
      <text:p text:style-name="Standard">print get_all_columns(list)</text:p>
      <text:p text:style-name="Standard">&gt;the code above yields output: </text:p>
      <text:p text:style-name="Standard"><text:soft-page-break/>[1]</text:p>
      <text:p text:style-name="Standard">[1, 2]</text:p>
      <text:p text:style-name="Standard">[1, 2, 3]</text:p>
      <text:p text:style-name="Standard">#steps 1-3 are the single-column list building just as it should</text:p>
      <text:p text:style-name="Standard">[[1, 2, 3]]</text:p>
      <text:p text:style-name="Standard">#the step above is the first time the single-column list is appended to all_column_list</text:p>
      <text:p text:style-name="Standard">[[1, 2, 3], [1, 2, 3]]</text:p>
      <text:p text:style-name="Standard">#second appending</text:p>
      <text:p text:style-name="Standard">[[1, 2, 3], [1, 2, 3], [1, 2, 3]]</text:p>
      <text:p text:style-name="Standard">#third appending, same as final output</text:p>
      <text:p text:style-name="P1">[[1, 2, 3], [1, 2, 3], [1, 2, 3]] – so the basic idea is right, but it keeps remaking the first column . . . <text:tab/>how to fix this? The problem here is that once the value of row exceeds len(list) the first <text:tab/>time, which it does to make the first single-column list, the inner while loop is never <text:tab/><text:tab/>triggered again, so the outer while loop just keeps re-appending the first single_column_list</text:p>
      <text:p text:style-name="Standard"/>
      <text:p text:style-name="Standard">list=[[1,2,3],[2,3,4],[3,4,1]]</text:p>
      <text:p text:style-name="Standard"/>
      <text:p text:style-name="Standard">def get_all_columns(list):</text:p>
      <text:p text:style-name="Standard"><text:s text:c="4"/>row = 0</text:p>
      <text:p text:style-name="Standard"><text:s text:c="4"/>column = 0</text:p>
      <text:p text:style-name="Standard"><text:s text:c="4"/>single_column_list = []</text:p>
      <text:p text:style-name="Standard"><text:s text:c="4"/>all_column_list=[]<office:annotation><dc:creator>Unknown Author</dc:creator><dc:date>2012-06-22T14:03:46.82</dc:date><text:p text:style-name="P2"><text:span text:style-name="T4">len(all_column_list) is incrementally 0, 1, 2 as the outermost while loop runs – can this list's value be used to bump the rows forward somehow?</text:span></text:p></office:annotation></text:p>
      <text:p text:style-name="Standard"><text:s text:c="4"/>while column &lt; len(list):</text:p>
      <text:p text:style-name="Standard"><text:s text:c="8"/>while row &lt; len(list):<office:annotation><dc:creator>Unknown Author</dc:creator><dc:date>2012-06-22T13:53:46.84</dc:date><text:p text:style-name="P2"><text:span text:style-name="T4">As noted above, the problem is this test expression, and specifically the value of ROW – it works to create one single_column_list item, but then it never works again</text:span></text:p></office:annotation></text:p>
      <text:p text:style-name="Standard"><text:s text:c="12"/><office:annotation><dc:creator>Unknown Author</dc:creator><dc:date>2012-06-22T14:15:07.78</dc:date><text:p text:style-name="P2"><text:span text:style-name="T4">If I put single_column_list = [] here instead of higher up ,the output changes to [[3],[3],[3]] – it's redefined as [] each time the loop cycles, so the final result is just the last element [3], and then the outer while loop makes three copies of that</text:span></text:p></office:annotation>single_column_list.append(list[row][column])</text:p>
      <text:p text:style-name="Standard"><text:s text:c="12"/>row=row+1</text:p>
      <text:p text:style-name="Standard"><text:s text:c="12"/>print single_column_list</text:p>
      <text:p text:style-name="Standard"><text:s text:c="8"/>all_column_list.append(single_column_list)<office:annotation><dc:creator>Unknown Author</dc:creator><dc:date>2012-06-22T14:20:18.64</dc:date><text:p text:style-name="P2"><text:span text:style-name="T4">If I insert row=row-2 here, in an effort to correct the value of row in the inner while loop, the output becomes [[3],[4],[1]] – list[0][2], list[1][2], and list[2][2] – it's weird to me that this seems to affect the value of column, rather than/in addition to row</text:span></text:p></office:annotation></text:p>
      <text:p text:style-name="Standard"><text:s text:c="8"/>column=column+1</text:p>
      <text:p text:style-name="Standard"><text:s text:c="4"/>return all_column_list </text:p>
      <text:p text:style-name="Standard">********************************8</text:p>
      <text:p text:style-name="Standard">list=[[1,2,3],[2,3,4],[3,4,1]]</text:p>
      <text:p text:style-name="Standard"/>
      <text:p text:style-name="Standard">def get_all_columns(list):</text:p>
      <text:p text:style-name="Standard"><text:s text:c="4"/>row = 0</text:p>
      <text:p text:style-name="Standard"><text:s text:c="4"/>column = 0</text:p>
      <text:p text:style-name="Standard"><text:s text:c="4"/>single_column_list = []</text:p>
      <text:p text:style-name="Standard"><text:s text:c="4"/>all_column_list=[]</text:p>
      <text:p text:style-name="Standard"><text:s text:c="4"/>while column &lt; len(list):</text:p>
      <text:p text:style-name="Standard"><text:s text:c="8"/>while row &lt; len(list):</text:p>
      <text:p text:style-name="Standard"><text:s text:c="12"/>single_column_list.append(list[row][column])</text:p>
      <text:p text:style-name="Standard"><text:s text:c="12"/>row=row+1</text:p>
      <text:p text:style-name="Standard"><text:s text:c="8"/>all_column_list.append(single_column_list)</text:p>
      <text:p text:style-name="Standard"><text:s text:c="8"/>row=(len(all_column_list))-1<office:annotation><dc:creator>Unknown Author</dc:creator><dc:date>2012-06-22T14:59:49.11</dc:date><text:p text:style-name="P2"><text:span text:style-name="T4">Here is an attempt to correct the value of row – this prints as 0,1,2 for the three cycles of the outermost while loop, however, the output is jacked – SO THE VALUE OF ROW MAY NOT BE THE FUNDAMENTAL ISSUE HERE</text:span></text:p></office:annotation></text:p>
      <text:p text:style-name="Standard"><text:s text:c="8"/>print row</text:p>
      <text:p text:style-name="Standard"><text:s text:c="8"/>column=column+1</text:p>
      <text:p text:style-name="Standard"><text:s text:c="8"/></text:p>
      <text:p text:style-name="Standard"><text:s text:c="4"/>return all_column_list </text:p>
      <text:p text:style-name="Standard"/>
      <text:p text:style-name="Standard">print get_all_columns(list)</text:p>
      <text:p text:style-name="Standard">0</text:p>
      <text:p text:style-name="Standard">1</text:p>
      <text:p text:style-name="Standard"><text:soft-page-break/>2</text:p>
      <text:p text:style-name="Standard">[[1, 2, 3, 2, 3, 4, 4, 1], [1, 2, 3, 2, 3, 4, 4, 1], [1, 2, 3, 2, 3, 4, 4, 1]]</text:p>
      <text:p text:style-name="Standard">&gt;&gt;this is </text:p>
      <text:p text:style-name="Standard">list[0][0],list[1][0],list[2][0]//list[0][1],list[1][1],list[2][1]// <text:span text:style-name="T3">SKIPS LIST[0][2]</text:span><office:annotation><dc:creator>Unknown Author</dc:creator><dc:date>2012-06-22T15:05:48.20</dc:date><text:p text:style-name="P2"><text:span text:style-name="T4">whyyyyyyyyyy</text:span></text:p></office:annotation>,list[1][2],list[2][2]</text:p>
      <text:p text:style-name="Standard">&gt;&gt; which is then copied three times by all_column_list-append until column = 3</text:p>
      <text:p text:style-name="Standard">&gt;&gt;adjusting the value of row like this clearly makes the innermost while loop run for longer than it <text:tab/>should, hence the 8-element list – but I still don't see why this code output skips list[0][2]</text:p>
      <text:p text:style-name="Standard"/>
      <text:p text:style-name="Standard">&gt;&gt;could pop perhaps be useful here, a la</text:p>
      <text:p text:style-name="Standard"><text:tab/>list=[[1,2,3],[2,3,4],[3,4,1]]</text:p>
      <text:p text:style-name="Standard"><text:tab/>list[1].pop(2)</text:p>
      <text:p text:style-name="Standard"><text:tab/>4</text:p>
      <text:p text:style-name="Standard"><text:tab/>list.pop(2)</text:p>
      <text:p text:style-name="Standard"><text:tab/>[3,4,1]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0:54:39.71</meta:creation-date>
    <dc:date>2012-06-22T17:33:04.09</dc:date>
    <meta:editing-duration>PT6H32M50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3" meta:paragraph-count="103" meta:word-count="445" meta:character-count="3582"/>
  </office:meta>
</office:document-meta>
</file>